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charter" svg:font-family="charter, Georgia, Cambria, 'Times New Roman', Times, serif"/>
    <style:font-face style:name="FreeSans1" svg:font-family="FreeSans" style:font-family-generic="swiss"/>
    <style:font-face style:name="Cantarell Extra Bold" svg:font-family="'Cantarell Extra Bold'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Bitstream Vera Sans1" svg:font-family="'Bitstream Vera Sans'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>
      <style:text-properties fo:font-variant="normal" fo:text-transform="none" fo:color="#000000" loext:opacity="100%" style:font-name="Bitstream Vera Sans" fo:font-size="13pt" fo:letter-spacing="normal" fo:font-style="normal" fo:font-weight="normal" style:font-size-asian="13pt" style:font-size-complex="13pt"/>
    </style:style>
    <style:style style:name="P2" style:family="paragraph" style:parent-style-name="List_20_Paragraph">
      <style:text-properties fo:font-variant="normal" fo:text-transform="none" fo:color="#000000" loext:opacity="100%" style:font-name="Bitstream Vera Sans" fo:font-size="13pt" fo:letter-spacing="normal" fo:font-style="normal" fo:font-weight="normal" officeooo:paragraph-rsid="001b681b" style:font-size-asian="13pt" style:font-size-complex="13pt"/>
    </style:style>
    <style:style style:name="P3" style:family="paragraph" style:parent-style-name="List_20_Paragraph">
      <style:text-properties fo:color="#000000" loext:opacity="100%" style:font-name="Bitstream Vera Sans" fo:font-size="13pt" style:font-size-asian="13pt" style:font-size-complex="13pt"/>
    </style:style>
    <style:style style:name="P4" style:family="paragraph" style:parent-style-name="List_20_Paragraph">
      <style:text-properties fo:color="#000000" loext:opacity="100%" style:font-name="Bitstream Vera Sans" fo:font-size="13pt" fo:font-weight="bold" style:font-size-asian="13pt" style:font-weight-asian="bold" style:font-size-complex="13pt" style:font-weight-complex="bold"/>
    </style:style>
    <style:style style:name="P5" style:family="paragraph" style:parent-style-name="List_20_Paragraph" style:list-style-name="WWNum1">
      <style:text-properties fo:color="#000000" loext:opacity="100%" style:font-name="Bitstream Vera Sans" fo:font-size="13pt" fo:font-weight="bold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font-name="Cantarell Extra Bold" fo:font-size="13pt" officeooo:rsid="001b681b" officeooo:paragraph-rsid="001b681b" style:font-size-asian="13pt" style:font-size-complex="13pt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fo:color="#000000" loext:opacity="100%" style:font-name="Cantarell Extra Bold" fo:font-size="13pt" officeooo:rsid="001b681b" officeooo:paragraph-rsid="001b681b" style:font-size-asian="13pt" style:font-size-complex="13pt"/>
    </style:style>
    <style:style style:name="P8" style:family="paragraph" style:parent-style-name="Text_20_body">
      <style:text-properties fo:font-variant="normal" fo:text-transform="none" fo:color="#000000" loext:opacity="100%" style:font-name="Bitstream Vera Sans" fo:font-size="13pt" fo:font-style="normal" fo:font-weight="normal" style:font-size-asian="13pt" style:font-size-complex="13pt"/>
    </style:style>
    <style:style style:name="P9" style:family="paragraph" style:parent-style-name="Text_20_body">
      <style:paragraph-properties fo:margin-left="0in" fo:margin-right="0in" style:line-height-at-least="0.3335in" fo:orphans="2" fo:widows="2" fo:text-indent="0in" style:auto-text-indent="false"/>
      <style:text-properties fo:font-variant="normal" fo:text-transform="none" fo:color="#000000" loext:opacity="100%" style:font-name="Bitstream Vera Sans" fo:font-size="13pt" fo:font-style="normal" fo:font-weight="normal" style:font-size-asian="13pt" style:font-size-complex="13pt"/>
    </style:style>
    <style:style style:name="T1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2" style:family="text">
      <style:text-properties style:font-name="Times New Roman" fo:language="en" fo:country="US" style:font-size-asian="12pt" style:font-name-complex="Times New Roman1" style:font-size-complex="12pt"/>
    </style:style>
    <style:style style:name="T3" style:family="text">
      <style:text-properties fo:font-variant="normal" fo:text-transform="none" fo:color="#202124" loext:opacity="100%" style:font-name="arial" fo:font-size="12pt" fo:letter-spacing="normal" fo:language="en" fo:country="US" fo:font-style="normal" fo:font-weight="normal" style:font-size-asian="12pt" style:font-name-complex="Times New Roman1" style:font-size-complex="12pt"/>
    </style:style>
    <style:style style:name="T4" style:family="text">
      <style:text-properties fo:font-variant="normal" fo:text-transform="none" fo:color="#202124" loext:opacity="100%" fo:font-size="12pt" fo:letter-spacing="normal" fo:language="en" fo:country="US" fo:font-style="normal" fo:font-weight="normal" style:font-size-asian="12pt" style:font-name-complex="Times New Roman1" style:font-size-complex="12pt"/>
    </style:style>
    <style:style style:name="T5" style:family="text">
      <style:text-properties fo:font-variant="normal" fo:text-transform="none" fo:color="#202124" loext:opacity="100%" fo:letter-spacing="normal" fo:language="en" fo:country="US" fo:font-style="normal" fo:font-weight="normal" style:font-name-complex="Times New Roman1"/>
    </style:style>
    <style:style style:name="T6" style:family="text">
      <style:text-properties fo:font-variant="normal" fo:text-transform="none" fo:letter-spacing="normal" fo:language="en" fo:country="US" fo:font-style="normal" fo:font-weight="normal" style:font-name-complex="Times New Roman1"/>
    </style:style>
    <style:style style:name="T7" style:family="text">
      <style:text-properties fo:font-size="12pt" fo:language="en" fo:country="US" style:font-size-asian="12pt" style:font-name-complex="Times New Roman1" style:font-size-complex="12pt"/>
    </style:style>
    <style:style style:name="T8" style:family="text">
      <style:text-properties fo:language="en" fo:country="US" style:font-size-asian="12pt" style:font-name-complex="Times New Roman1" style:font-size-complex="12pt"/>
    </style:style>
    <style:style style:name="T9" style:family="text">
      <style:text-properties fo:language="en" fo:country="US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SCII/00825/2019</text:p>
      <text:p text:style-name="P6">MICHAEL ORINA</text:p>
      <text:p text:style-name="P6">SYSTEM DESIGN AND IMPLEMENTATION</text:p>
      <text:p text:style-name="P6">ASSIGNMENT</text:p>
      <text:p text:style-name="P6"/>
      <text:p text:style-name="P6"/>
      <text:list xml:id="list2896440935" text:style-name="WWNum1">
        <text:list-item>
          <text:p text:style-name="P5"><text:span text:style-name="T9">Define software quality assurance (SQA)</text:span></text:p>
        </text:list-item>
      </text:list>
      <text:p text:style-name="P3"><text:span text:style-name="T9"/></text:p>
      <text:p text:style-name="P1"><text:span text:style-name="T9">Software quality assurance is a means and practice of monitoring the software engineering processes and methods used in a project to ensure proper quality of the software. It may include ensuring conformance to standards or models, such as ISO/IEC 9126, SPICE or CMMI</text:span></text:p>
      <text:p text:style-name="P1"><text:span text:style-name="T9"/></text:p>
      <text:list xml:id="list145619555691563" text:continue-numbering="true" text:style-name="WWNum1">
        <text:list-item>
          <text:p text:style-name="P5"><text:span text:style-name="T9">Describe what is involved in SQA</text:span></text:p>
        </text:list-item>
      </text:list>
      <text:p text:style-name="P3"><text:span text:style-name="T9"/></text:p>
      <text:p text:style-name="P3"><text:span text:style-name="T6">SQA encompasses the entire software development process, including requirements engineering, software design, coding, code reviews, source code control, software configuration management, testing, release management and software integration.</text:span></text:p>
      <text:p text:style-name="P3"><text:span text:style-name="T6"/></text:p>
      <text:list xml:id="list145620741436029" text:continue-numbering="true" text:style-name="WWNum1">
        <text:list-item>
          <text:p text:style-name="P5"><text:span text:style-name="T9">Explain SQA attributes</text:span></text:p>
        </text:list-item>
      </text:list>
      <text:p text:style-name="P4"><text:span text:style-name="T9"/></text:p>
      <text:p text:style-name="P2"><text:span text:style-name="T9">Correctness</text:span></text:p>
      <text:p text:style-name="P2"><text:span text:style-name="T9">Reliability</text:span></text:p>
      <text:p text:style-name="P2"><text:span text:style-name="T9">Adequacy</text:span></text:p>
      <text:p text:style-name="P2"><text:span text:style-name="T9">Learnability</text:span></text:p>
      <text:p text:style-name="P2"><text:span text:style-name="T9">Robustness</text:span></text:p>
      <text:p text:style-name="P2"><text:span text:style-name="T9">Maintainability</text:span></text:p>
      <text:p text:style-name="P2"><text:span text:style-name="T9">Readability</text:span></text:p>
      <text:p text:style-name="P2"><text:span text:style-name="T9">Extensibility</text:span></text:p>
      <text:p text:style-name="P2"><text:span text:style-name="T9">Testability</text:span></text:p>
      <text:p text:style-name="P2"><text:span text:style-name="T9">Efficiency</text:span></text:p>
      <text:p text:style-name="P2"><text:span text:style-name="T9">Portability</text:span></text:p>
      <text:p text:style-name="P2"><text:span text:style-name="T9"/></text:p>
      <text:list xml:id="list145619641508582" text:continue-numbering="true" text:style-name="WWNum1">
        <text:list-item>
          <text:p text:style-name="P5"><text:span text:style-name="T9">Describe SQA techniques</text:span></text:p>
        </text:list-item>
      </text:list>
      <text:p text:style-name="P8"><text:bookmark text:name="9972"/><text:span text:style-name="T9">Purpose section</text:span></text:p>
      <text:p text:style-name="P9"><text:bookmark text:name="815a"/><text:soft-page-break/>Reference section</text:p>
      <text:p text:style-name="P9"><text:bookmark text:name="0ea3"/>So<text:bookmark text:name="rmm"/>ftware configuration management section</text:p>
      <text:p text:style-name="P9"><text:bookmark text:name="5a47"/>Problem reporting and corrective action section</text:p>
      <text:p text:style-name="P9"><text:bookmark text:name="6d64"/>Tools, technologies and methodologies section</text:p>
      <text:p text:style-name="P9"><text:bookmark text:name="0757"/>Code control section</text:p>
      <text:p text:style-name="P9"><text:bookmark text:name="4c3e"/>Records: Collection, maintenance and retention section</text:p>
      <text:p text:style-name="P9"><text:bookmark text:name="bce0"/>Testing methodology</text:p>
      <text:p text:style-name="P3"/>
      <text:list xml:id="list145620709516732" text:continue-numbering="true" text:style-name="WWNum1">
        <text:list-item>
          <text:p text:style-name="P5"><text:span text:style-name="T9">Explain the SQA standards</text:span></text:p>
        </text:list-item>
      </text:list>
      <text:p text:style-name="P3"><text:span text:style-name="T9"><text:line-break/></text:span><text:span text:style-name="T6">ISO 9001 is an internationally recognized quality management system standard, which is a global benchmark for quality management systems. ISO 9001 establishes requirements and recommendations for the design and assessment of a quality management system.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charter" svg:font-family="charter, Georgia, Cambria, 'Times New Roman', Times, serif"/>
    <style:font-face style:name="FreeSans1" svg:font-family="FreeSans" style:font-family-generic="swiss"/>
    <style:font-face style:name="Cantarell Extra Bold" svg:font-family="'Cantarell Extra Bold'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Bitstream Vera Sans1" svg:font-family="'Bitstream Vera Sans'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KE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KE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1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editing-cycles>2</meta:editing-cycles>
    <meta:creation-date>2021-09-01T09:39:00</meta:creation-date>
    <dc:date>2021-09-19T14:56:18.886054960</dc:date>
    <meta:editing-duration>PT8M13S</meta:editing-duration>
    <meta:generator>LibreOffice/7.0.4.2$Linux_X86_64 LibreOffice_project/00$Build-2</meta:generator>
    <meta:document-statistic meta:table-count="0" meta:image-count="0" meta:object-count="0" meta:page-count="2" meta:paragraph-count="31" meta:word-count="180" meta:character-count="1364" meta:non-whitespace-character-count="1219"/>
    <meta:user-defined meta:name="AppVersion">16.0000</meta:user-defined>
    <meta:template xlink:type="simple" xlink:actuate="onRequest" xlink:title="Normal" xlink:href=""/>
  </office:meta>
</office:document-meta>
</file>